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dfor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10">
            <text:p>110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85">
            <text:p>18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6">
            <text:p>506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95">
            <text:p>9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38">
            <text:p>2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68">
            <text:p>168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70">
            <text:p>27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813">
            <text:p>813</text:p>
          </table:table-cell>
          <table:table-cell table:style-name="ce23" office:value-type="float" office:value="12">
            <text:p>1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319">
            <text:p>1319</text:p>
          </table:table-cell>
          <table:table-cell table:style-name="ce23" office:value-type="float" office:value="35">
            <text:p>35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